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551" officeooo:paragraph-rsid="0006e551"/>
    </style:style>
    <style:style style:name="P2" style:family="paragraph" style:parent-style-name="Standard">
      <style:paragraph-properties fo:text-align="start" style:justify-single-word="false"/>
      <style:text-properties officeooo:rsid="0006e551" officeooo:paragraph-rsid="0006e551"/>
    </style:style>
    <style:style style:name="P3" style:family="paragraph" style:parent-style-name="Standard">
      <style:paragraph-properties fo:text-align="start" style:justify-single-word="false"/>
      <style:text-properties officeooo:rsid="0006e551" officeooo:paragraph-rsid="00091a07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b11c" officeooo:paragraph-rsid="0008b11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aa8bb" officeooo:paragraph-rsid="000aa8bb"/>
    </style:style>
    <style:style style:name="P6" style:family="paragraph" style:parent-style-name="Standard">
      <style:paragraph-properties fo:text-align="center" style:justify-single-word="false"/>
      <style:text-properties officeooo:rsid="0006e551" officeooo:paragraph-rsid="0006e551"/>
    </style:style>
    <style:style style:name="P7" style:family="paragraph" style:parent-style-name="Standard">
      <style:paragraph-properties fo:text-align="start" style:justify-single-word="false"/>
      <style:text-properties officeooo:rsid="001166f4" officeooo:paragraph-rsid="001166f4"/>
    </style:style>
    <style:style style:name="P8" style:family="paragraph" style:parent-style-name="Standard">
      <style:paragraph-properties fo:text-align="start" style:justify-single-word="false"/>
      <style:text-properties fo:font-weight="bold" officeooo:rsid="001166f4" officeooo:paragraph-rsid="001166f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11c" style:font-weight-asian="bold" style:font-weight-complex="bold"/>
    </style:style>
    <style:style style:name="T3" style:family="text">
      <style:text-properties officeooo:rsid="0008b11c"/>
    </style:style>
    <style:style style:name="T4" style:family="text">
      <style:text-properties officeooo:rsid="0008f3ff"/>
    </style:style>
    <style:style style:name="T5" style:family="text">
      <style:text-properties officeooo:rsid="00091a07"/>
    </style:style>
    <style:style style:name="T6" style:family="text">
      <style:text-properties officeooo:rsid="000c0a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GK</text:p>
      <text:p text:style-name="P1"/>
      <text:p text:style-name="P1"/>
      <text:p text:style-name="P8">PBL</text:p>
      <text:p text:style-name="P8"/>
      <text:p text:style-name="P7"><text:tab/>- Lecteur interne pour les fonts de type truetype</text:p>
      <text:p text:style-name="P7"><text:tab/>- Fonctions de dessins vectorielles sur Dimg</text:p>
      <text:p text:style-name="P7"><text:tab/>- Boucle DGK_main_loop ( Set target FPS, callback funcitions ( pre,post,render)</text:p>
      <text:p text:style-name="P7"><text:tab/></text:p>
      <text:p text:style-name="P7"><text:tab/>- Implémenter matrice de transfomration et quaternion</text:p>
      <text:p text:style-name="P7"><text:tab/>- Implémenter </text:p>
      <text:p text:style-name="P1"/>
      <text:p text:style-name="P4">Tâches</text:p>
      <text:p text:style-name="P2"/>
      <text:p text:style-name="P2"><text:tab/><text:span text:style-name="T1">dlib </text:span>: Thread <text:span text:style-name="T4">( Utiliser C11 Thread ? )</text:span></text:p>
      <text:p text:style-name="P2"/>
      <text:p text:style-name="P2"><text:tab/>Fonction simple pour créer un thread.</text:p>
      <text:p text:style-name="P2"><text:tab/>Le thread éxecute un callback void <text:s/>void (*DthreadRunCallback)(DThread* <text:span text:style-name="T3">thread</text:span>,void* data) ;</text:p>
      <text:p text:style-name="P2"><text:tab/>Il dispose d'une variable interne pour savoir s'il est en cours d''<text:span text:style-name="T3">exécution</text:span> ou non</text:p>
      <text:p text:style-name="P2"><text:tab/>Cette variable est protégée par un Mutex ( DMutex)</text:p>
      <text:p text:style-name="P2"><text:tab/><text:tab/></text:p>
      <text:p text:style-name="P2"><text:tab/><text:span text:style-name="T2">dlib </text:span><text:span text:style-name="T3">: main_loop</text:span></text:p>
      <text:p text:style-name="P2"/>
      <text:p text:style-name="P2"><text:tab/><text:span text:style-name="T3">Regarder comment faire une boucle pour la gestion d'evenemennt : Comment mettre en pause la boucle entre deux évenements sans consommer trop de CPU ou avoir une application peu réactive ( Ex : regarder celle de glib <text:s text:c="3"/>, celle de la SDL ).</text:span></text:p>
      <text:p text:style-name="P2"><text:tab/><text:span text:style-name="T5">Implémenter un système de priorité.</text:span></text:p>
      <text:p text:style-name="P2"><text:tab/><text:span text:style-name="T5">Utiliser les condition_variable et le braodcast.</text:span></text:p>
      <text:p text:style-name="P2"><text:tab/><text:span text:style-name="T5">Faire un test de latence.</text:span></text:p>
      <text:p text:style-name="P2"/>
      <text:p text:style-name="P5"><text:tab/><text:span text:style-name="T1">Info </text:span>: cout de nano_sleep environ 50us <text:span text:style-name="T6">sur le fixe</text:span></text:p>
      <text:p text:style-name="P5"><text:tab/></text:p>
      <text:p text:style-name="P3"><text:tab/><text:span text:style-name="T1">dlib </text:span>: Network layer</text:p>
      <text:p text:style-name="P3"><text:tab/></text:p>
      <text:p text:style-name="P3"><text:tab/>Fonction simple pour se connecter à une ip:socket via adresse ou résolution DNS</text:p>
      <text:p text:style-name="P3"><text:tab/>Socket de type TCP ou UDP</text:p>
      <text:p text:style-name="P3"><text:tab/>Fonction simple pour écouter sur un port.</text:p>
      <text:p text:style-name="P3"><text:tab/><text:span text:style-name="T3">L'écoute se fait dans un thread séparé, une fonction <text:tab/>DnetworkDataReceivedCallback(DNetworkListenThread* listener, DNetworkData* network_data) ;</text:span></text:p>
      <text:p text:style-name="P2"/>
      <text:p text:style-name="P2"/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2:46.723658959</meta:creation-date>
    <meta:editing-duration>PT4M10S</meta:editing-duration>
    <meta:editing-cycles>3</meta:editing-cycles>
    <meta:generator>LibreOffice/5.0.2.2$Linux_X86_64 LibreOffice_project/00m0$Build-2</meta:generator>
    <meta:initial-creator>Denis Rolland</meta:initial-creator>
    <dc:date>2015-11-26T12:14:09.777723539</dc:date>
    <meta:document-statistic meta:table-count="0" meta:image-count="0" meta:object-count="0" meta:page-count="1" meta:paragraph-count="30" meta:word-count="204" meta:character-count="1302" meta:non-whitespace-character-count="1088"/>
  </office:meta>
</office:document-meta>
</file>